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_20_indent">
      <style:paragraph-properties fo:margin-left="1cm" fo:margin-right="0cm" fo:text-indent="0cm" style:auto-text-indent="false"/>
      <style:text-properties style:font-name="Arial" fo:font-size="11pt" style:font-size-asian="11pt"/>
    </style:style>
    <style:style style:name="P2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color="#000000" style:font-name="Arial" fo:font-size="11pt" style:font-size-asian="11pt"/>
    </style:style>
    <style:style style:name="P3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fo:color="#000000"/>
    </style:style>
    <style:style style:name="P4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Arial" fo:font-size="11pt" style:font-size-asian="11pt"/>
    </style:style>
    <style:style style:name="P5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Arial" fo:font-size="9pt" style:font-size-asian="9pt"/>
    </style:style>
    <style:style style:name="P6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color="#ff0000"/>
    </style:style>
    <style:style style:name="P7" style:family="paragraph" style:parent-style-name="Standard">
      <style:paragraph-properties fo:margin-left="1cm" fo:margin-right="0cm" fo:text-align="justify" style:justify-single-word="false" fo:text-indent="0cm" style:auto-text-indent="false"/>
    </style:style>
    <style:style style:name="P8" style:family="paragraph" style:parent-style-name="Text_20_body">
      <style:paragraph-properties fo:margin-left="1cm" fo:margin-right="0cm" fo:text-align="justify" style:justify-single-word="false" fo:text-indent="0cm" style:auto-text-indent="false"/>
    </style:style>
    <style:style style:name="P9" style:family="paragraph" style:parent-style-name="Text_20_body">
      <style:paragraph-properties fo:margin-left="1cm" fo:margin-right="0cm" fo:margin-top="0cm" fo:margin-bottom="0cm" fo:text-align="justify" style:justify-single-word="false" fo:text-indent="0cm" style:auto-text-indent="false"/>
      <style:text-properties style:font-name="Arial" fo:font-size="11pt" style:font-size-asian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Table_20_Contents">
      <style:text-properties style:font-name="Arial" fo:font-size="14pt" style:font-size-asian="14pt" style:font-size-complex="14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style:font-name="Arial" fo:font-size="11pt" style:font-size-asian="11pt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>
      <style:paragraph-properties fo:margin-left="8.251cm" fo:margin-right="0cm" fo:text-indent="0cm" style:auto-text-indent="false"/>
    </style:style>
    <style:style style:name="P16" style:family="paragraph" style:parent-style-name="Text_20_body">
      <style:paragraph-properties fo:margin-left="8.251cm" fo:margin-right="0cm" fo:text-align="justify" style:justify-single-word="false" fo:text-indent="0cm" style:auto-text-indent="false"/>
    </style:style>
    <style:style style:name="P17" style:family="paragraph" style:parent-style-name="Text_20_body">
      <style:paragraph-properties fo:margin-left="8.251cm" fo:margin-right="0cm" fo:text-indent="0cm" style:auto-text-indent="false"/>
      <style:text-properties fo:font-weight="bold"/>
    </style:style>
    <style:style style:name="P18" style:family="paragraph" style:parent-style-name="Text_20_body">
      <style:paragraph-properties fo:margin-top="0cm" fo:margin-bottom="0.499cm" fo:text-align="justify" style:justify-single-word="false"/>
    </style:style>
    <style:style style:name="P19" style:family="paragraph" style:parent-style-name="Table_20_Contents">
      <style:paragraph-properties fo:margin-top="0.101cm" fo:margin-bottom="0cm"/>
    </style:style>
    <style:style style:name="P20" style:family="paragraph" style:parent-style-name="Table_20_Contents">
      <style:paragraph-properties fo:margin-left="-0.108cm" fo:margin-right="0.002cm" fo:text-indent="0cm" style:auto-text-indent="false"/>
      <style:text-properties style:use-window-font-color="true" style:font-name="Arial1" fo:font-size="8pt" style:font-size-asian="8pt" style:font-size-complex="8pt"/>
    </style:style>
    <style:style style:name="P21" style:family="paragraph" style:parent-style-name="Text_20_body">
      <style:paragraph-properties fo:margin-left="-0.108cm" fo:margin-right="0.002cm" fo:margin-top="0.101cm" fo:margin-bottom="0cm" fo:line-height="100%" fo:text-indent="0cm" style:auto-text-indent="false" fo:background-color="transparent" style:shadow="none">
        <style:tab-stops/>
        <style:background-image/>
      </style:paragraph-properties>
      <style:text-properties fo:color="#b3b3b3" style:font-name="Arial" fo:font-size="11pt" fo:font-weight="bold" fo:background-color="transparent" style:font-size-asian="11pt" style:font-weight-asian="bold" style:font-size-complex="11pt" style:font-weight-complex="bold"/>
    </style:style>
    <style:style style:name="P22" style:family="paragraph" style:parent-style-name="Text_20_body">
      <style:paragraph-properties fo:margin-left="-0.108cm" fo:margin-right="0.002cm" fo:margin-top="0.101cm" fo:margin-bottom="0cm" fo:line-height="100%" fo:text-indent="0cm" style:auto-text-indent="false" fo:background-color="transparent" style:shadow="none">
        <style:tab-stops/>
        <style:background-image/>
      </style:paragraph-properties>
      <style:text-properties fo:color="#b3b3b3" style:font-name="Arial" fo:font-size="8pt" style:font-size-asian="8pt" style:font-size-complex="8pt"/>
    </style:style>
    <style:style style:name="P23" style:family="paragraph" style:parent-style-name="Standard">
      <style:paragraph-properties fo:margin-left="-0.097cm" fo:margin-right="0.002cm" fo:text-indent="0cm" style:auto-text-indent="false"/>
      <style:text-properties style:font-name="Arial" fo:font-size="8pt" style:font-size-asian="8pt" style:font-size-complex="8pt"/>
    </style:style>
    <style:style style:name="P24" style:family="paragraph" style:parent-style-name="Text_20_body">
      <style:paragraph-properties fo:margin-left="-0.097cm" fo:margin-right="0.002cm" fo:margin-top="0.101cm" fo:margin-bottom="0cm" fo:line-height="100%" fo:text-indent="0cm" style:auto-text-indent="false" fo:background-color="transparent" style:shadow="none">
        <style:tab-stops/>
        <style:background-image/>
      </style:paragraph-properties>
      <style:text-properties fo:color="#b3b3b3" style:font-name="Arial1" fo:font-size="8pt" fo:font-weight="normal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left="-0.101cm" fo:margin-right="0cm" fo:text-indent="0cm" style:auto-text-indent="false"/>
      <style:text-properties style:font-name="Arial" fo:font-size="8pt" style:font-size-asian="8pt" style:font-size-complex="8pt"/>
    </style:style>
    <style:style style:name="P26" style:family="paragraph" style:parent-style-name="Text_20_body">
      <style:paragraph-properties fo:margin-left="0cm" fo:margin-right="0.3cm" fo:margin-top="0.199cm" fo:margin-bottom="0cm" fo:line-height="100%" fo:text-indent="0cm" style:auto-text-indent="false" fo:background-color="transparent" style:shadow="none" style:vertical-align="baseline">
        <style:tab-stops/>
        <style:background-image/>
      </style:paragraph-properties>
      <style:text-properties fo:color="#b3b3b3" style:font-name="Arial" fo:font-size="11pt" fo:font-weight="bold" fo:background-color="transparent" style:font-size-asian="11pt" style:font-weight-asian="bold" style:font-size-complex="11pt" style:font-weight-complex="bold"/>
    </style:style>
    <style:style style:name="P27" style:family="paragraph" style:parent-style-name="Standard" style:master-page-name="">
      <style:paragraph-properties style:page-number="auto"/>
    </style:style>
    <style:style style:name="T1" style:family="text">
      <style:text-properties style:font-name="Arial" fo:font-size="11pt" style:font-size-asian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Arial1"/>
    </style:style>
    <style:style style:name="T4" style:family="text">
      <style:text-properties style:font-name="Arial1" fo:font-size="11pt"/>
    </style:style>
    <style:style style:name="T5" style:family="text">
      <style:text-properties style:font-name="Arial1" fo:font-size="11pt" style:font-size-asian="11pt"/>
    </style:style>
    <style:style style:name="T6" style:family="text">
      <style:text-properties fo:color="#000000" style:font-name="Arial" fo:font-size="11pt" style:font-size-asian="11pt"/>
    </style:style>
    <style:style style:name="T7" style:family="text">
      <style:text-properties fo:text-transform="capitalize"/>
    </style:style>
    <style:style style:name="T8" style:family="text">
      <style:text-properties fo:text-transform="capitalize" fo:font-weight="bold"/>
    </style:style>
    <style:style style:name="T9" style:family="text">
      <style:text-properties fo:text-transform="capitalize" style:text-outline="false" style:text-line-through-style="none" fo:font-style="normal" fo:text-shadow="none" style:text-underline-style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orientstruct_daterelanc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erviceinstructeur_lib_service"/>
        <text:user-field-decl office:value-type="string" office:string-value="" text:name="serviceinstructeur_num_rue"/>
        <text:user-field-decl office:value-type="string" office:string-value="" text:name="serviceinstructeur_nom_rue"/>
        <text:user-field-decl office:value-type="string" office:string-value="" text:name="serviceinstructeur_code_postal"/>
        <text:user-field-decl office:value-type="string" office:string-value="" text:name="serviceinstructeur_ville"/>
        <text:user-field-decl office:value-type="string" office:string-value="" text:name="serviceinstructeur_type_voi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commissionep_dateseance"/>
        <text:user-field-decl office:value-type="string" office:string-value="" text:name="commissionep_dateseance_time"/>
        <text:user-field-decl office:value-type="string" office:string-value="" text:name="commissionep_na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nonrespectsanctionep93_personne_qual"/>
        <text:user-field-decl office:value-type="string" office:string-value="" text:name="nonrespectsanctionep93_personne_prenom"/>
        <text:user-field-decl office:value-type="string" office:string-value="" text:name="nonrespectsanctionep93_personne_nom"/>
        <text:user-field-decl office:value-type="string" office:string-value="" text:name="nonrespectsanctionep93_personne_foyer_adressefoyer_0_adresse_numvoie"/>
        <text:user-field-decl office:value-type="string" office:string-value="" text:name="nonrespectsanctionep93_personne_foyer_adressefoyer_0_adresse_libtypevoie"/>
        <text:user-field-decl office:value-type="string" office:string-value="" text:name="nonrespectsanctionep93_personne_foyer_adressefoyer_0_adresse_nomvoie"/>
        <text:user-field-decl office:value-type="string" office:string-value="" text:name="nonrespectsanctionep93_personne_foyer_adressefoyer_0_adresse_complideadr"/>
        <text:user-field-decl office:value-type="string" office:string-value="" text:name="nonrespectsanctionep93_personne_foyer_adressefoyer_0_adresse_compladr"/>
        <text:user-field-decl office:value-type="string" office:string-value="" text:name="nonrespectsanctionep93_personne_foyer_adressefoyer_0_adresse_codepos"/>
        <text:user-field-decl office:value-type="string" office:string-value="" text:name="nonrespectsanctionep93_personne_foyer_adressefoyer_0_adresse_nomcom"/>
        <text:user-field-decl office:value-type="string" office:string-value="" text:name="nonrespectsanctionep93_personne_foyer_dossier_matricule"/>
        <text:user-field-decl office:value-type="string" office:string-value="" text:name="user_numtel"/>
      </text:user-field-decls>
      <text:section text:style-name="Sect1" text:name="relance">
        <text:p text:style-name="P27"><text:span text:style-name="T2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text-align="justify" style:justify-single-word="false" fo:text-indent="0cm" style:auto-text-indent="false"/>
      <style:text-properties style:font-name="Arial" fo:font-size="11pt" style:font-size-asian="11pt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size="11pt" style:font-name-asian="Times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" fo:font-size="11pt" fo:font-weight="bold" style:font-name-asian="Times" style:font-size-asian="11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2T14:55:14</meta:creation-date>
    <dc:date>2011-12-07T09:47:45.96</dc:date>
    <meta:editing-duration>PT01H39M32S</meta:editing-duration>
    <meta:editing-cycles>27</meta:editing-cycles>
    <meta:generator>OpenOffice.org/3.2$Win32 OpenOffice.org_project/320m12$Build-9483</meta:generator>
    <dc:creator>Julien Mille</dc:creator>
    <meta:document-statistic meta:table-count="0" meta:image-count="0" meta:object-count="0" meta:page-count="1" meta:paragraph-count="0" meta:word-count="0" meta:character-count="0"/>
  </office:meta>
</office:document-meta>
</file>